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zeLimitCollection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LimitCollection.getValid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zeLimitCollection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zeLimitCollection.setCoun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